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2000001C688D01B191358BB09.png" manifest:media-type="image/png"/>
  <manifest:file-entry manifest:full-path="Pictures/10000000000003350000015CEFB95BAAD2B66EA2.png" manifest:media-type="image/png"/>
  <manifest:file-entry manifest:full-path="Pictures/100000000000030F000001D86A8FE8EA8833AF8C.png" manifest:media-type="image/png"/>
  <manifest:file-entry manifest:full-path="Pictures/1000020100000108000000BF158F34C17B7B6338.png" manifest:media-type="image/png"/>
  <manifest:file-entry manifest:full-path="Pictures/10000201000001F6000001F4CB794D4C7A42DF73.png" manifest:media-type="image/png"/>
  <manifest:file-entry manifest:full-path="Pictures/1000020100000367000002A1C5016E31013FAFD2.png" manifest:media-type="image/png"/>
  <manifest:file-entry manifest:full-path="Pictures/10000201000002390000011EAEAE9964E53AEC29.png" manifest:media-type="image/png"/>
  <manifest:file-entry manifest:full-path="Pictures/10000201000001790000018E07FB54F23A7807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33cm" fo:min-width="5.59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style:font-name="Humor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Some ti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ip 1</text:p>
          </draw:text-box>
        </draw:frame>
        <draw:frame draw:style-name="gr2" draw:text-style-name="P3" draw:layer="layout" svg:width="5.525cm" svg:height="5.832cm" svg:x="0.538cm" svg:y="3.484cm">
          <draw:image xlink:href="Pictures/10000201000001790000018E07FB54F23A7807CA.png" xlink:type="simple" xlink:show="embed" xlink:actuate="onLoad">
            <text:p/>
          </draw:image>
        </draw:frame>
        <draw:frame draw:style-name="gr2" draw:text-style-name="P3" draw:layer="layout" svg:width="20.911cm" svg:height="10.51cm" svg:x="6.692cm" svg:y="3.387cm">
          <draw:image xlink:href="Pictures/10000201000002390000011EAEAE9964E53AEC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" draw:text-style-name="P3" draw:layer="layout" svg:width="15.716cm" svg:height="12.143cm" svg:x="6.983cm" svg:y="1.624cm">
          <draw:image xlink:href="Pictures/1000020100000367000002A1C5016E31013FAFD2.png" xlink:type="simple" xlink:show="embed" xlink:actuate="onLoad">
            <text:p/>
          </draw:image>
        </draw:frame>
        <draw:frame draw:style-name="gr3" draw:text-style-name="P4" draw:layer="layout" svg:width="15.72cm" svg:height="1.225cm" svg:x="6.959cm" svg:y="14.185cm">
          <draw:text-box>
            <text:p>Also posted on the gihthub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ip 2</text:p>
          </draw:text-box>
        </draw:frame>
        <draw:frame draw:style-name="gr4" draw:text-style-name="P3" draw:layer="layout" svg:width="4.548cm" svg:height="4.525cm" svg:x="0.5cm" svg:y="3.685cm">
          <draw:image xlink:href="Pictures/10000201000001F6000001F4CB794D4C7A42DF73.png" xlink:type="simple" xlink:show="embed" xlink:actuate="onLoad">
            <text:p/>
          </draw:image>
        </draw:frame>
        <draw:frame draw:style-name="gr4" draw:text-style-name="P3" draw:layer="layout" svg:width="16.461cm" svg:height="9.922cm" svg:x="8.725cm" svg:y="3.485cm">
          <draw:image xlink:href="Pictures/100000000000030F000001D86A8FE8EA8833AF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ip 3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6.984cm" svg:height="5.053cm" svg:x="19.615cm" svg:y="3.685cm">
          <draw:image xlink:href="Pictures/1000020100000108000000BF158F34C17B7B6338.png" xlink:type="simple" xlink:show="embed" xlink:actuate="onLoad">
            <text:p/>
          </draw:image>
        </draw:frame>
        <draw:frame draw:style-name="gr4" draw:text-style-name="P3" draw:layer="layout" svg:width="17.664cm" svg:height="7.487cm" svg:x="1.101cm" svg:y="4.579cm">
          <draw:image xlink:href="Pictures/10000000000003350000015CEFB95BAAD2B66E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Flow diagrams</text:p>
          </draw:text-box>
        </draw:frame>
        <draw:custom-shape draw:style-name="gr5" draw:text-style-name="P6" xml:id="id4" draw:id="id4" draw:layer="layout" svg:width="6.203cm" svg:height="1.089cm" svg:x="10.628cm" svg:y="4.024cm">
          <text:p text:style-name="P6">Assign value to v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03cm" svg:height="1.089cm" svg:x="10.628cm" svg:y="6.648cm">
          <text:p text:style-name="P6">Var even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2" draw:id="id2" draw:layer="layout" svg:width="6.203cm" svg:height="1.089cm" svg:x="15.031cm" svg:y="9.872cm">
          <text:p text:style-name="P6">Print(‘odd’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6.203cm" svg:height="1.089cm" svg:x="10.628cm" svg:y="6.648cm">
          <text:p text:style-name="P6">Var even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6.203cm" svg:height="1.089cm" svg:x="6.004cm" svg:y="9.761cm">
          <text:p text:style-name="P6">print(‘even’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13.729cm" svg:y1="7.737cm" svg:x2="18.132cm" svg:y2="9.872cm" draw:start-shape="id1" draw:start-glue-point="2" draw:end-shape="id2" draw:end-glue-point="0" svg:d="M13729 7737l4403 2135" svg:viewBox="0 0 4404 2136">
          <text:p text:style-name="P6">No</text:p>
        </draw:connector>
        <draw:connector draw:style-name="gr6" draw:text-style-name="P3" draw:layer="layout" draw:type="line" svg:x1="13.729cm" svg:y1="7.737cm" svg:x2="9.105cm" svg:y2="9.761cm" draw:start-shape="id1" draw:start-glue-point="2" draw:end-shape="id3" draw:end-glue-point="0" svg:d="M13729 7737l-4624 2024" svg:viewBox="0 0 4625 2025">
          <text:p text:style-name="P6">Yes</text:p>
        </draw:connector>
        <draw:connector draw:style-name="gr7" draw:text-style-name="P3" draw:layer="layout" draw:type="line" svg:x1="13.729cm" svg:y1="5.113cm" svg:x2="13.729cm" svg:y2="6.648cm" draw:start-shape="id4" draw:start-glue-point="2" draw:end-shape="id1" svg:d="M13729 5113v1535" svg:viewBox="0 0 1 1536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Flow diagrams</text:p>
          </draw:text-box>
        </draw:frame>
        <draw:frame draw:style-name="gr8" draw:text-style-name="P6" draw:layer="layout" svg:width="12.752cm" svg:height="12.011cm" svg:x="7.632cm" svg:y="3.387cm">
          <draw:image xlink:href="Pictures/10000201000001E2000001C688D01B191358BB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09-17T11:54:21.084219551</dc:date>
    <meta:editing-duration>P2DT6H2M34S</meta:editing-duration>
    <meta:editing-cycles>181</meta:editing-cycles>
    <meta:generator>LibreOffice/6.0.0.3$Linux_X86_64 LibreOffice_project/64a0f66915f38c6217de274f0aa8e15618924765</meta:generator>
    <meta:document-statistic meta:object-count="60"/>
  </office:meta>
</office:document-meta>
</file>